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604" calcext:value-type="float">
            <text:p>1604</text:p>
          </table:table-cell>
          <table:table-cell table:style-name="ce7" table:formula="of:=COUNTIF([.B7:.B999998];&quot;X&quot;)" office:value-type="float" office:value="1405" calcext:value-type="float">
            <text:p>1405</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15" calcext:value-type="float">
            <text:p>17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602]+1" office:value-type="date" office:date-value="2026-04-27" calcext:value-type="date">
            <text:p>2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misericórdias dO Senhor, têm se renovado à cada manhã.</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603]+1" office:value-type="date" office:date-value="2026-04-28" calcext:value-type="date">
            <text:p>2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Voando alto no trabalho, recebi meu novo smartwatch, super conte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2">
          <table:table-cell table:style-name="ce18" table:formula="of:=[.A1604]+1" office:value-type="date" office:date-value="2026-04-29" calcext:value-type="date">
            <text:p>2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muitas fr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9">
          <table:table-cell table:style-name="ce18" table:formula="of:=[.A1605]+1" office:value-type="date" office:date-value="2026-04-30" calcext:value-type="date">
            <text:p>3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us e entreguei uma ótima avaliação trimestral, com muitas conquistas, devidamente detalhadas e tive uma ótima conversa com o nosso ilustre líder de Produto, Pedro Menez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6">
          <table:table-cell table:style-name="ce18" table:formula="of:=[.A1606]+1" office:value-type="date" office:date-value="2026-05-01" calcext:value-type="date">
            <text:p>01/05/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inho abençoado e maravilhoso em família, fiz muitas coisas e ainda segui a dieta.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607]+1" office:value-type="date" office:date-value="2026-05-02" calcext:value-type="date">
            <text:p>02/05/2026</text:p>
          </table:table-cell>
          <table:table-cell table:style-name="ce28" office:value-type="string" calcext:value-type="string">
            <text:p>X</text:p>
          </table:table-cell>
          <table:table-cell table:style-name="ce28" table:number-columns-repeated="4"/>
          <table:table-cell table:style-name="ce42" office:value-type="string" calcext:value-type="string">
            <text:p>Alegria, dia abençoado e muito bom em família e Deus em 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608]+1" office:value-type="date" office:date-value="2026-05-03" calcext:value-type="date">
            <text:p>03/05/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ricamente abençoado, onde passamos em comunhão em família e com nossos amados irmão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2">
          <table:table-cell table:style-name="ce18" table:formula="of:=[.A1609]+1" office:value-type="date" office:date-value="2026-05-04" calcext:value-type="date">
            <text:p>04/05/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muitas fr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696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4">00/00/0000</text:date>, <text:time style:data-style-name="N2" text:time-value="23:08:53.2027230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5-04T23:09:17.196064964</dc:date>
    <meta:editing-duration>P1DT16H56M</meta:editing-duration>
    <meta:editing-cycles>1604</meta:editing-cycles>
    <meta:document-statistic meta:table-count="1" meta:cell-count="9698" meta:object-count="0"/>
  </office:meta>
</office:document-meta>
</file>